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UCHON PEREZ, ADERSSIN ALFRED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HUCHON PEREZ, ADERSSIN ALFRED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415499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9/10/2021 </text:span><text:span text:style-name="T5"><text:s/></text:span></text:p>
          </table:table-cell>
          <table:table-cell table:style-name="Tabla1.C3" office:value-type="string">
            <text:p text:style-name="P22"><text:span text:style-name="T7"/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228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28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6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9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8T15:31:5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